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script Module 6 Notes</text:p>
      <text:p text:style-name="Standard"/>
      <text:p text:style-name="Standard">Special note</text:p>
      <text:p text:style-name="Standard">-the DOM (Document Object Model) is what lets you refer to the elements on your web page and their associative properties</text:p>
      <text:p text:style-name="Standard">you've been doing this since the beginning of class with </text:p>
      <text:p text:style-name="Standard">var myAge = $(“age”).value;</text:p>
      <text:p text:style-name="Standard">or with jQuery format</text:p>
      <text:p text:style-name="Standard">var myAge = $(“#age”).val();</text:p>
      <text:p text:style-name="Standard">-the $(“age”) is the “object” that holds the html element where the user enters their age and the value property is the actual text they entered</text:p>
      <text:p text:style-name="P1">-the DOM is what makes “dot notation” work (ie. $(“age”).value)</text:p>
      <text:p text:style-name="Standard"/>
      <text:p text:style-name="Standard">6.1</text:p>
      <text:p text:style-name="Standard">DOM Manipulation</text:p>
      <text:p text:style-name="Standard"/>
      <text:p text:style-name="Standard">The methods for working with attributes</text:p>
      <text:p text:style-name="Standard">-attr(name) <text:s/>//”getting” an attribute </text:p>
      <text:p text:style-name="Standard">-attr(name, value)</text:p>
      <text:p text:style-name="Standard">-attr(map)</text:p>
      <text:p text:style-name="Standard">-attr(name, function) <text:s/>//we can also run a function that returns a value for this</text:p>
      <text:p text:style-name="Standard">-removeAttr(name) <text:s/>//will remove an attribute </text:p>
      <text:p text:style-name="Standard"/>
      <text:p text:style-name="Standard">Attribute examples</text:p>
      <text:p text:style-name="Standard">-set the value of the src attribute of an image to the value of a variable</text:p>
      <text:p text:style-name="Standard">$(“#image”).attr(“src”, “book1.jpg”);</text:p>
      <text:p text:style-name="Standard">-use a map to set the values of two attributes (sometimes easier to just do two single get attributes)</text:p>
      <text:p text:style-name="Standard">$(“#image”).attr( {“src”: “book1.jpg”, “alt”: “Book 1”} );</text:p>
      <text:p text:style-name="Standard">-remove the id attribute from all h2 elements within the “faqs” element</text:p>
      <text:p text:style-name="Standard">$(“#faqs h2”).removeAttr(“id”);</text:p>
      <text:p text:style-name="Standard"/>
      <text:p text:style-name="Standard">The methods for DOM replacement</text:p>
      <text:p text:style-name="Standard">-val() <text:s/>//used to get something from a text field <text:s/>elementName.val();</text:p>
      <text:p text:style-name="Standard">-val(value) <text:s/>//can specify a specific value </text:p>
      <text:p text:style-name="Standard">-val(function)</text:p>
      <text:p text:style-name="Standard">-text()</text:p>
      <text:p text:style-name="Standard">-text(textString)</text:p>
      <text:p text:style-name="Standard">-text(function)</text:p>
      <text:p text:style-name="Standard">-html() <text:s/>//moral equivalent of innerHTML property from javascript before</text:p>
      <text:p text:style-name="Standard">-html(htmlString)</text:p>
      <text:p text:style-name="Standard">-html(function)</text:p>
      <text:p text:style-name="Standard">-replaceWith(content)</text:p>
      <text:p text:style-name="Standard">-replaceAll(target)</text:p>
      <text:p text:style-name="Standard"/>
      <text:p text:style-name="Standard">DOM Replacement Examples</text:p>
      <text:p text:style-name="Standard">-display all of the html in the aside element</text:p>
      <text:p text:style-name="Standard">alert($(“aside”).html());</text:p>
      <text:p text:style-name="Standard">-put an h2 element into an aside element (note, this statement will get rid of everything within the aside tag and replace it with that h2 element)</text:p>
      <text:p text:style-name="Standard"><text:soft-page-break/>$(“aside”).html(“&lt;h2&gt;Table of contents&lt;/h2&gt;”)</text:p>
      <text:p text:style-name="Standard"/>
      <text:p text:style-name="Standard">Demo: setting the html for an element (button for setting entered text as text, html, and replaceWith)</text:p>
      <text:p text:style-name="Standard">[html for this is the text input box and 3 buttons]</text:p>
      <text:p text:style-name="Standard">jQuery code:</text:p>
      <text:p text:style-name="Standard">$(document).ready(function() {</text:p>
      <text:p text:style-name="Standard"/>
      <text:p text:style-name="Standard"><text:tab/>$(“#turntotext”).click(function() {</text:p>
      <text:p text:style-name="Standard"><text:tab/><text:tab/>var myfirst = $(“#firstname”).val();</text:p>
      <text:p text:style-name="Standard"><text:tab/><text:tab/>var myHTML = “&lt;h1&gt;Hi “ + myfirst + “&lt;/h1&gt;”;</text:p>
      <text:p text:style-name="Standard"><text:tab/><text:tab/>$(“h2”)text(myHTML);</text:p>
      <text:p text:style-name="Standard"><text:tab/><text:tab/>//because this is just replacing the text, the h1 tags show up as text</text:p>
      <text:p text:style-name="Standard"><text:tab/>}) //end of click handler</text:p>
      <text:p text:style-name="Standard"/>
      <text:p text:style-name="Standard"><text:tab/>$(“#turntohtml”).click(function() {</text:p>
      <text:p text:style-name="Standard"><text:tab/><text:tab/>var myfirst = $(“#firstname”).val();</text:p>
      <text:p text:style-name="Standard"><text:tab/><text:tab/>var myHTML = “&lt;h1&gt;Hi “ + myfirst + “&lt;/h1&gt;”;</text:p>
      <text:p text:style-name="Standard"><text:tab/><text:tab/>$(“h2”).html(myHTML);</text:p>
      <text:p text:style-name="Standard"><text:tab/>}) //end of click handler</text:p>
      <text:p text:style-name="Standard"/>
      <text:p text:style-name="Standard"><text:tab/>$(“#replacewith”).click(function() {</text:p>
      <text:p text:style-name="Standard"><text:tab/><text:tab/>var myfirst = $(“#firstname”).val();</text:p>
      <text:p text:style-name="Standard"><text:tab/><text:tab/>var myHTML = “&lt;h1&gt;Hi “ + myfirst + “&lt;/h1&gt;”;</text:p>
      <text:p text:style-name="Standard"><text:tab/><text:tab/>$(“h2”).replaceWith(myHTML);</text:p>
      <text:p text:style-name="Standard"><text:tab/><text:tab/>//because of the replaceWith() command, subsequent activity with the program will not be able to find the h2 element since it no longer exists</text:p>
      <text:p text:style-name="Standard"><text:tab/>}) //end of click handler</text:p>
      <text:p text:style-name="Standard"/>
      <text:p text:style-name="Standard">}) //end of ready</text:p>
      <text:p text:style-name="Standard"/>
      <text:p text:style-name="Standard">The Methods for DOM Insertion, Removing, and Cloning</text:p>
      <text:p text:style-name="Standard">-prepend(content)</text:p>
      <text:p text:style-name="Standard">-prepend(function)</text:p>
      <text:p text:style-name="Standard">-prependTo(target)</text:p>
      <text:p text:style-name="Standard">-append(content) </text:p>
      <text:p text:style-name="Standard">-append(function)</text:p>
      <text:p text:style-name="Standard">-insertBefore(target)</text:p>
      <text:p text:style-name="Standard">-after(content)</text:p>
      <text:p text:style-name="Standard">-after(function)</text:p>
      <text:p text:style-name="Standard">-insertAfter(target)</text:p>
      <text:p text:style-name="Standard">-clone([withEvents])</text:p>
      <text:p text:style-name="Standard">-remove([selector])</text:p>
      <text:p text:style-name="Standard"/>
      <text:p text:style-name="Standard">DOM Insertion and Removing Exaples</text:p>
      <text:p text:style-name="Standard">-insert an h2 element at the end of an aside element</text:p>
      <text:p text:style-name="Standard">$(“aside”).append(“&lt;h2&gt;Table of contents&lt;/h2&gt;”);</text:p>
      <text:p text:style-name="Standard">this added to it without wiping everything</text:p>
      <text:p text:style-name="Standard">-insert an &lt;a&gt; element after the last &lt;p&gt; element in an article</text:p>
      <text:p text:style-name="Standard">$(“article p:last”).after(“&lt;a href=”#top”&gt;Back to top&lt;/a&gt;”);</text:p>
      <text:p text:style-name="Standard"><text:soft-page-break/>(:last refers to the pseudoclass selector)</text:p>
      <text:p text:style-name="Standard">-remove a p element with an id of mypara</text:p>
      <text:p text:style-name="Standard">$(“#mypara”).remove();</text:p>
      <text:p text:style-name="Standard">-clone an img element and store the copy in a variable</text:p>
      <text:p text:style-name="Standard">var myImageCopy = $(“#myimage”).clone(false);</text:p>
      <text:p text:style-name="Standard">(notice that false is not in quote, here it means it won't bring any previous events in with that image)</text:p>
      <text:p text:style-name="Standard">(remember that the stored element is going to have to be placed somewhere to appear)</text:p>
      <text:p text:style-name="Standard"/>
      <text:p text:style-name="Standard">Demo: Placing and Removing Elements</text:p>
      <text:p text:style-name="Standard">(clicking the paragraph will add a copy of the paragraph, there is also a Remove Last button that removes the most recent paragraph)</text:p>
      <text:p text:style-name="Standard">Javascript:</text:p>
      <text:p text:style-name="Standard">//setting newParaElement as a global variable</text:p>
      <text:p text:style-name="Standard">var newParaElement;</text:p>
      <text:p text:style-name="Standard"/>
      <text:p text:style-name="Standard">$(document).ready(function() {</text:p>
      <text:p text:style-name="Standard"/>
      <text:p text:style-name="Standard"><text:tab/>$(“p”).click(function() {</text:p>
      <text:p text:style-name="Standard"><text:tab/><text:tab/>//this refers to the “p” event here</text:p>
      <text:p text:style-name="Standard"><text:tab/><text:tab/>newParaElement = $(this).clone(true);</text:p>
      <text:p text:style-name="Standard"/>
      <text:p text:style-name="Standard"><text:tab/><text:tab/>//append the cloned element to the div</text:p>
      <text:p text:style-name="Standard"><text:tab/><text:tab/>$(“div”).append(newParaElement);</text:p>
      <text:p text:style-name="Standard"><text:tab/>}) //end of click handler</text:p>
      <text:p text:style-name="Standard"/>
      <text:p text:style-name="Standard"><text:tab/>$(“#removelast”).click(function() {</text:p>
      <text:p text:style-name="Standard"><text:tab/><text:tab/>//always removes the last paragraph due to the :last-child selector</text:p>
      <text:p text:style-name="Standard"><text:tab/><text:tab/>$(“div :last-child”).remove();</text:p>
      <text:p text:style-name="Standard"><text:tab/>}) //end of click handler</text:p>
      <text:p text:style-name="Standard"/>
      <text:p text:style-name="Standard">}) end of ready</text:p>
      <text:p text:style-name="Standard"/>
      <text:p text:style-name="Standard">Other Things You May Want To Explore</text:p>
      <text:p text:style-name="Standard">-there are many other DOM traversal methods not covered in this lesson</text:p>
      <text:p text:style-name="P1">-there are more methods dealing with dynamically changing CSS and positioning element on a page not covered in this lesson </text:p>
      <text:p text:style-name="Standard"/>
      <text:p text:style-name="Standard">9.2</text:p>
      <text:p text:style-name="Standard">HTML5 Validation</text:p>
      <text:p text:style-name="Standard">How to work with forms and data validation </text:p>
      <text:p text:style-name="Standard"/>
      <text:p text:style-name="Standard">-normally html forms are submitted from a page with a SUBMIT button using Method=”POST”</text:p>
      <text:p text:style-name="Standard">-html form formatting needs to be organized properly due to server side programs</text:p>
      <text:p text:style-name="Standard">-action, method, id(s), and type=”submit” are all extremely important for forms</text:p>
      <text:p text:style-name="Standard"/>
      <text:p text:style-name="Standard">Attributes of the form element</text:p>
      <text:p text:style-name="Standard">-name- a name that can be referred to by client-side or server-side code</text:p>
      <text:p text:style-name="Standard">-action- the url of the file that will process the data in the form </text:p>
      <text:p text:style-name="Standard">-method- the http method for submitting the form data. It can be set to either “get” or “post” The <text:soft-page-break/>default value is “get” but normally a form will be submitted with “post”</text:p>
      <text:p text:style-name="Standard"/>
      <text:p text:style-name="Standard">The jQuery Methods for Getting, Setting, and Trimming Control Values</text:p>
      <text:p text:style-name="Standard">-val()</text:p>
      <text:p text:style-name="Standard">-val(value)</text:p>
      <text:p text:style-name="Standard">-trim() //removes white space (non-displayable characters before or after the value. Similar to strip in python)</text:p>
      <text:p text:style-name="Standard">trimming can be useful for dealing with extraneous spaces preemptively</text:p>
      <text:p text:style-name="Standard"/>
      <text:p text:style-name="Standard">-how to get the value of a numeric entry from a text box</text:p>
      <text:p text:style-name="Standard">//parseInt to tell computer it's an integer and not a float</text:p>
      <text:p text:style-name="Standard">//this could be two lines, but it fits in one by attaching .val() right away</text:p>
      <text:p text:style-name="Standard">var age = parseInt($(“#age”).val()); <text:s/></text:p>
      <text:p text:style-name="Standard"/>
      <text:p text:style-name="Standard">-how to trim the value of an entry and put it back into the same text box</text:p>
      <text:p text:style-name="Standard">var firstName = $(“#first_name”).val().trim();</text:p>
      <text:p text:style-name="Standard">//accessing the value with val(), trimming it with trim(), and setting it to the variable firstName</text:p>
      <text:p text:style-name="Standard">$(“#first_name”).val(firstName);</text:p>
      <text:p text:style-name="Standard"/>
      <text:p text:style-name="Standard">HTML5 Controls for Input Data</text:p>
      <text:p text:style-name="Standard">-email- gets an email address with validation</text:p>
      <text:p text:style-name="Standard">-url- gets a url with validation</text:p>
      <text:p text:style-name="Standard">-tel- gets a phone number (no validation)</text:p>
      <text:p text:style-name="Standard">-number- gets a numeric entry (+ more)</text:p>
      <text:p text:style-name="Standard">-range- gets a numeric entry (+ more)</text:p>
      <text:p text:style-name="Standard">-date- gets a date entry (+ more)</text:p>
      <text:p text:style-name="Standard">-time- gets a date entry (+ more)</text:p>
      <text:p text:style-name="Standard"/>
      <text:p text:style-name="Standard">HTML Email Validation</text:p>
      <text:p text:style-name="Standard">&lt;form method=”post” action=”myprogram.php”&gt;</text:p>
      <text:p text:style-name="Standard">Age: &lt;input type=”number” size=”6” name=”age”&gt;</text:p>
      <text:p text:style-name="Standard">&lt;input type=”submit”&gt;</text:p>
      <text:p text:style-name="Standard">&lt;/form&gt;</text:p>
      <text:p text:style-name="Standard"/>
      <text:p text:style-name="Standard">The Primary HTML5 Attributes for Working with Forms</text:p>
      <text:p text:style-name="Standard">-autofocus- boolean true when has focus</text:p>
      <text:p text:style-name="Standard">-placeholder- a message is removed when has focus</text:p>
      <text:p text:style-name="Standard">-required- true for required field</text:p>
      <text:p text:style-name="Standard">-title- title is shown in tooltip</text:p>
      <text:p text:style-name="Standard">-pattern- regular expression validation </text:p>
      <text:p text:style-name="Standard"/>
      <text:p text:style-name="Standard">Demo: Simple Form Example (using jQuery)</text:p>
      <text:p text:style-name="Standard">(html is a simple form, fields required)</text:p>
      <text:p text:style-name="Standard">$(document).ready(function() {</text:p>
      <text:p text:style-name="Standard"><text:tab/>$(“#join_list”).click(function() {</text:p>
      <text:p text:style-name="Standard"><text:tab/><text:tab/>var myEmail = $(“#email_address”).val();</text:p>
      <text:p text:style-name="Standard"><text:tab/><text:tab/>var myFirstName = $(“#first_name”).val().trim();</text:p>
      <text:p text:style-name="Standard"><text:tab/><text:tab/>$(“#first_name”).val(myFirstName);</text:p>
      <text:p text:style-name="Standard"/>
      <text:p text:style-name="Standard"><text:soft-page-break/><text:tab/><text:tab/>if (myFirstName == “Steve”)</text:p>
      <text:p text:style-name="Standard"><text:tab/><text:tab/>{</text:p>
      <text:p text:style-name="Standard"><text:tab/><text:tab/><text:tab/>myFirstName = “Professor”;</text:p>
      <text:p text:style-name="Standard"><text:tab/><text:tab/>}</text:p>
      <text:p text:style-name="Standard"/>
      <text:p text:style-name="Standard"><text:tab/><text:tab/>var myMsg = “Thanks for joining “ + myFirstName + “ your email is “ + myEmail;</text:p>
      <text:p text:style-name="Standard"/>
      <text:p text:style-name="Standard"><text:tab/><text:tab/>$(“#message”).text(myMsg);</text:p>
      <text:p text:style-name="Standard"><text:tab/><text:tab/></text:p>
      <text:p text:style-name="Standard"><text:tab/><text:tab/>//return false is here so that the data is not lost upon refreshing</text:p>
      <text:p text:style-name="Standard"><text:tab/><text:tab/>return false;</text:p>
      <text:p text:style-name="Standard"><text:tab/>}) //end of click</text:p>
      <text:p text:style-name="P1">}) //end of ready</text:p>
      <text:p text:style-name="Standard"/>
      <text:p text:style-name="Standard">6.3</text:p>
      <text:p text:style-name="Standard">More Form Validation</text:p>
      <text:p text:style-name="Standard"/>
      <text:p text:style-name="Standard">The jQuery selectors for form controls</text:p>
      <text:p text:style-name="Standard">:input</text:p>
      <text:p text:style-name="Standard">:text</text:p>
      <text:p text:style-name="Standard">:radio</text:p>
      <text:p text:style-name="Standard">:checkbox</text:p>
      <text:p text:style-name="Standard">:file</text:p>
      <text:p text:style-name="Standard">:password</text:p>
      <text:p text:style-name="Standard">:submit</text:p>
      <text:p text:style-name="Standard">:reset</text:p>
      <text:p text:style-name="Standard">:image</text:p>
      <text:p text:style-name="Standard">:button</text:p>
      <text:p text:style-name="Standard">:disabled</text:p>
      <text:p text:style-name="Standard">:enabled</text:p>
      <text:p text:style-name="Standard">:checked</text:p>
      <text:p text:style-name="Standard">:selected</text:p>
      <text:p text:style-name="Standard"/>
      <text:p text:style-name="Standard">-how to get the value of the checked radio button in a group</text:p>
      <text:p text:style-name="Standard">var radioButton = $(“input[name=”contact_by”]:checked”).val();</text:p>
      <text:p text:style-name="Standard">//using the square brackets for the name since radio buttons have to be named the same, but we want the selected one</text:p>
      <text:p text:style-name="Standard"/>
      <text:p text:style-name="Standard">-how to get an array of the selected options from a list</text:p>
      <text:p text:style-name="Standard">var selectOptions = [];</text:p>
      <text:p text:style-name="Standard">selectOptions = $(“#select_list :selected”);</text:p>
      <text:p text:style-name="Standard">//populates an array by targeting the #select_list id and then using the :selected selector to get which boxes were chosen</text:p>
      <text:p text:style-name="Standard"/>
      <text:p text:style-name="Standard">-how to see if a particular checkbox is checked</text:p>
      <text:p text:style-name="Standard">if($(“#Student”).is(“:checked”))</text:p>
      <text:p text:style-name="Standard">{</text:p>
      <text:p text:style-name="Standard"><text:tab/>alert(“I am checked”);</text:p>
      <text:p text:style-name="Standard">}</text:p>
      <text:p text:style-name="Standard"><text:soft-page-break/>for this html:</text:p>
      <text:p text:style-name="Standard">&lt;input type=”checkbox” id=”Student”&gt; Student</text:p>
      <text:p text:style-name="Standard"/>
      <text:p text:style-name="Standard">The jQuery Methods for Forms</text:p>
      <text:p text:style-name="Standard">these are similar to events, such as onChange, onSelect, etc</text:p>
      <text:p text:style-name="Standard">-focus(handler)</text:p>
      <text:p text:style-name="Standard">-blur(handler) <text:s/>//advised not to use</text:p>
      <text:p text:style-name="Standard">-change(handler)</text:p>
      <text:p text:style-name="Standard">-select(handler)</text:p>
      <text:p text:style-name="Standard">-submit(handler)</text:p>
      <text:p text:style-name="Standard"/>
      <text:p text:style-name="Standard">The jQuery Methods for Triggering Events</text:p>
      <text:p text:style-name="Standard">-focus()</text:p>
      <text:p text:style-name="Standard">-blur()</text:p>
      <text:p text:style-name="Standard">-change()</text:p>
      <text:p text:style-name="Standard">-select()</text:p>
      <text:p text:style-name="Standard">-submit()</text:p>
      <text:p text:style-name="Standard"/>
      <text:p text:style-name="Standard">Demo: Complex Form Example</text:p>
      <text:p text:style-name="Standard">(first name field on form, 3 radio buttons with input boxes next to them. We want the cursor to automatically move to the box next to the chosen radio button and also clear the text in the other boxes)</text:p>
      <text:p text:style-name="Standard">(there's a div for inputs and a div for the radio buttons)</text:p>
      <text:p text:style-name="Standard">$(document).ready(function() {</text:p>
      <text:p text:style-name="Standard"/>
      <text:p text:style-name="Standard"><text:tab/>$(“input[name='contact_info']”).click(function() {</text:p>
      <text:p text:style-name="Standard"><text:tab/></text:p>
      <text:p text:style-name="Standard"><text:tab/><text:tab/>//sets the value of that text to blank</text:p>
      <text:p text:style-name="Standard"><text:tab/><text:tab/>$(“#myinputs input[type='text']”).val(“”);</text:p>
      <text:p text:style-name="Standard"/>
      <text:p text:style-name="Standard"><text:tab/><text:tab/>//this variable saves which radio button was selected</text:p>
      <text:p text:style-name="Standard"><text:tab/><text:tab/>var radioButtonCheckedVal = $(“input[name='contact_info']:checked”).val();</text:p>
      <text:p text:style-name="Standard"/>
      <text:p text:style-name="Standard"><text:tab/><text:tab/>//corresponding text field gets focus depending on what radio button was selected</text:p>
      <text:p text:style-name="Standard"><text:tab/><text:tab/>if (radioButtonCheckedVal == “P”)</text:p>
      <text:p text:style-name="Standard"><text:tab/><text:tab/>{</text:p>
      <text:p text:style-name="Standard"><text:tab/><text:tab/><text:tab/>$(“#phone”).focus();</text:p>
      <text:p text:style-name="Standard"><text:tab/><text:tab/>}</text:p>
      <text:p text:style-name="Standard"><text:tab/><text:tab/></text:p>
      <text:p text:style-name="Standard"><text:tab/><text:tab/>if (radioButtonCheckedVal == “F”)</text:p>
      <text:p text:style-name="Standard"><text:tab/><text:tab/>{</text:p>
      <text:p text:style-name="Standard"><text:tab/><text:tab/><text:tab/>$(“#fax”).focus();</text:p>
      <text:p text:style-name="Standard"><text:tab/><text:tab/>}</text:p>
      <text:p text:style-name="Standard"/>
      <text:p text:style-name="Standard"><text:tab/><text:tab/>if (radioButtonCheckedVal == “E”)</text:p>
      <text:p text:style-name="Standard"><text:tab/><text:tab/>{</text:p>
      <text:p text:style-name="Standard"><text:tab/><text:tab/><text:tab/>$(“#email”).focus();</text:p>
      <text:p text:style-name="Standard"><text:tab/><text:tab/>}</text:p>
      <text:p text:style-name="Standard"/>
      <text:p text:style-name="Standard"/>
      <text:p text:style-name="Standard"><text:soft-page-break/><text:tab/>$(“#myclick”).click(function() {</text:p>
      <text:p text:style-name="Standard"><text:tab/><text:tab/>var myFirstName = $(“#first_name”).val().trim();</text:p>
      <text:p text:style-name="Standard"><text:tab/><text:tab/>$(“#first_name”).val(myFirstName);</text:p>
      <text:p text:style-name="Standard"/>
      <text:p text:style-name="Standard"><text:tab/><text:tab/>var myContact = “unkown”;</text:p>
      <text:p text:style-name="Standard"/>
      <text:p text:style-name="Standard"><text:tab/><text:tab/>var radioButtonCheckedVal = $(“input[name='contact_info']:checked”).val();</text:p>
      <text:p text:style-name="Standard"/>
      <text:p text:style-name="Standard"><text:tab/><text:tab/>if (radioButtonCheckedVal == “P”)</text:p>
      <text:p text:style-name="Standard"><text:tab/><text:tab/>{</text:p>
      <text:p text:style-name="Standard"><text:tab/><text:tab/><text:tab/>myContact = $(“#phone”).val();</text:p>
      <text:p text:style-name="Standard"><text:tab/><text:tab/>}</text:p>
      <text:p text:style-name="Standard"><text:tab/></text:p>
      <text:p text:style-name="Standard"><text:tab/><text:tab/>if (radioButtonCheckedVal == “F”)</text:p>
      <text:p text:style-name="Standard"><text:tab/><text:tab/>{</text:p>
      <text:p text:style-name="Standard"><text:tab/><text:tab/><text:tab/>myContact = $(“#fax”).val();</text:p>
      <text:p text:style-name="Standard"><text:tab/><text:tab/>}</text:p>
      <text:p text:style-name="Standard"/>
      <text:p text:style-name="Standard"><text:tab/><text:tab/>if (radioButtonCheckedVal == “E”)</text:p>
      <text:p text:style-name="Standard"><text:tab/><text:tab/>{</text:p>
      <text:p text:style-name="Standard"><text:tab/><text:tab/><text:tab/>myContact = $(“#email”).val();</text:p>
      <text:p text:style-name="Standard"><text:tab/><text:tab/>}</text:p>
      <text:p text:style-name="Standard"/>
      <text:p text:style-name="Standard"><text:tab/><text:tab/>var myMessage = “Thanks “ + myFirstName + “. I will contact you at: “ + myContact;</text:p>
      <text:p text:style-name="Standard"/>
      <text:p text:style-name="Standard"><text:tab/><text:tab/>$(“#message”).text(myMessage);</text:p>
      <text:p text:style-name="Standard"/>
      <text:p text:style-name="Standard"><text:tab/>}); <text:s/>//end of click</text:p>
      <text:p text:style-name="Standard"/>
      <text:p text:style-name="Standard">}) //end of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5T11:45:26.35</meta:creation-date>
    <dc:date>2020-11-05T13:18:53.57</dc:date>
    <meta:editing-duration>PT1H32M53S</meta:editing-duration>
    <meta:editing-cycles>71</meta:editing-cycles>
    <meta:generator>OpenOffice/4.1.7$Win32 OpenOffice.org_project/417m1$Build-9800</meta:generator>
    <meta:document-statistic meta:table-count="0" meta:image-count="0" meta:object-count="0" meta:page-count="7" meta:paragraph-count="258" meta:word-count="1406" meta:character-count="9688"/>
  </office:meta>
</office:document-meta>
</file>